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NUTRA S.R.L.</text:span></text:p>
      <text:p text:style-name="P3"><text:span text:style-name="T6">CANT. TOTAL DE CAJAS: 5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HUACHIPATOS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AT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QP</text:span></text:p>
      <text:p text:style-name="P6"/>
      <text:p text:style-name="P6">Recojo: <text:span text:style-name="T3">ALBERTO BUSTINZA QUIROZ</text:span></text:p>
      <text:p text:style-name="P6">Recojo: <text:span text:style-name="T3">GILMAR DIAZ RAMOS</text:span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2:59:07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